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0445" officeooo:paragraph-rsid="0004044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0445" officeooo:paragraph-rsid="00040445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40445" officeooo:paragraph-rsid="00040445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40445" officeooo:paragraph-rsid="00040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ravel Inventory Application Documentation</text:p>
      <text:h text:style-name="Heading_20_1" text:outline-level="1">Auto Reference No Generator:</text:h>
      <text:p text:style-name="P2">Install package:</text:p>
      <text:p text:style-name="P1">composer require haruncpi/laravel-id-generator</text:p>
      <text:p text:style-name="P1"/>
      <text:p text:style-name="P2">In Controller File:</text:p>
      <text:p text:style-name="P1">use Haruncpi\LaravelIdGenerator\IdGenerator;</text:p>
      <text:p text:style-name="P1">use Illuminate\Support\Str;</text:p>
      <text:p text:style-name="P1"/>
      <text:p text:style-name="P1">/*</text:p>
      <text:p text:style-name="P3"><text:s text:c="5"/>* Unique Reference Generator:</text:p>
      <text:p text:style-name="P3"><text:s text:c="5"/>*/</text:p>
      <text:p text:style-name="P3"><text:s text:c="4"/>public function getUniqueRefNo() {</text:p>
      <text:p text:style-name="P3"><text:s text:c="8"/>//Generate Unique Reference No:</text:p>
      <text:p text:style-name="P3"><text:s text:c="8"/>$config = [</text:p>
      <text:p text:style-name="P3"><text:s text:c="12"/>'table' =&gt; 'orders',</text:p>
      <text:p text:style-name="P3"><text:s text:c="12"/>'field' =&gt; 'order_no',</text:p>
      <text:p text:style-name="P3"><text:s text:c="12"/>'length' =&gt; 17,</text:p>
      <text:p text:style-name="P3"><text:s text:c="12"/>'prefix' =&gt; 'vsf/'.date('y/m').'/odr-',</text:p>
      <text:p text:style-name="P3"><text:s text:c="12"/>'reset_on_prefix_change' =&gt; true</text:p>
      <text:p text:style-name="P3"><text:s text:c="8"/>];</text:p>
      <text:p text:style-name="P3"><text:s text:c="8"/>$id = IdGenerator::generate($config);</text:p>
      <text:p text:style-name="P3"><text:s text:c="8"/>return Str::upper($id);</text:p>
      <text:p text:style-name="P3"><text:s text:c="4"/>}</text:p>
      <text:p text:style-name="P1"/>
      <text:p text:style-name="P2">Set route in web.php:</text:p>
      <text:p text:style-name="P1">Route::get('/ref-no-for-order', 'OrdersController@getUniqueRefNo')-&gt;name('get.order.ref');</text:p>
      <text:p text:style-name="P1"/>
      <text:p text:style-name="P2">In index.php add to the method for create new:</text:p>
      <text:p text:style-name="P1">$('#createNew').click(function () {</text:p>
      <text:p text:style-name="P4">$.get("{{ route('get.sample.ref') }}", function (data) {</text:p>
      <text:p text:style-name="P4"><text:s text:c="12"/>$('#order_no').val(data);</text:p>
      <text:p text:style-name="P4">})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3:35:47.448917074</meta:creation-date>
    <dc:date>2020-07-21T13:47:02.717684034</dc:date>
    <meta:editing-duration>PT45S</meta:editing-duration>
    <meta:editing-cycles>1</meta:editing-cycles>
    <meta:document-statistic meta:table-count="0" meta:image-count="0" meta:object-count="0" meta:page-count="1" meta:paragraph-count="30" meta:word-count="86" meta:character-count="930" meta:non-whitespace-character-count="744"/>
    <meta:generator>LibreOffice/6.0.7.3$Linux_X86_64 LibreOffice_project/00m0$Build-3</meta:generator>
  </office:meta>
</office:document-meta>
</file>